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office:version="1.3" office:mimetype="application/vnd.oasis.opendocument.spreadsheet">
  <office:body>
    <office:spreadsheet>
      <table:table xmlns:table="urn:oasis:names:tc:opendocument:xmlns:table:1.0">
        <table:table-row>
          <table:table-cell office:value-type="string" office:string-value="Income"/>
          <table:table-cell office:value-type="float" office:value="1800"/>
        </table:table-row>
        <table:table-row>
          <table:table-cell office:value-type="string" office:string-value="Rent"/>
          <table:table-cell office:value-type="float" office:value="700"/>
        </table:table-row>
        <table:table-row>
          <table:table-cell office:value-type="string" office:string-value="Energy"/>
          <table:table-cell office:value-type="float" office:value="100"/>
        </table:table-row>
        <table:table-row>
          <table:table-cell office:value-type="string" office:string-value="Water"/>
          <table:table-cell office:value-type="float" office:value="20"/>
        </table:table-row>
        <table:table-row>
          <table:table-cell office:value-type="string" office:string-value="Council Tax"/>
          <table:table-cell office:value-type="float" office:value="100"/>
        </table:table-row>
        <table:table-row>
          <table:table-cell office:value-type="string" office:string-value="Total known costs"/>
          <table:table-cell table:formula="$B$2+($B$3+($B$4+$B$5))"/>
        </table:table-row>
        <table:table-row>
          <table:table-cell office:value-type="string" office:string-value="Spending budget"/>
          <table:table-cell table:formula="$B$1-$B$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3" office:mimetype="application/vnd.oasis.opendocument.spreadsheet">
  <office:styles>
    <style:style xmlns:style="urn:oasis:names:tc:opendocument:xmlns:style:1.0"/>
  </office:styles>
</office:document-styles>
</file>